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5" style:family="table-cell">
      <style:table-cell-properties fo:background-color="#ffff99" fo:padding="0.097cm" fo:border="none">
        <style:background-image/>
      </style:table-cell-properties>
    </style:style>
    <style:style style:name="Table1.A20" style:family="table-cell">
      <style:table-cell-properties fo:background-color="#ffcc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Data di inizio:</text:span> Venerdì 14 Settembre</text:p>
      <text:p text:style-name="P4">Giorni lavorativi passati dall'inizio: <text:span text:style-name="T3">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1" office:value-type="string">
            <text:p text:style-name="P2">R19</text:p>
          </table:table-cell>
          <table:table-cell table:style-name="Table1.A1" office:value-type="string">
            <text:p text:style-name="P1">Layout generale stile</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Prelogin stile</text:p>
          </table:table-cell>
          <table:table-cell table:style-name="Table1.A5" office:value-type="string">
            <text:p text:style-name="P1">Include layout</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Viste registrazione stile</text:p>
          </table:table-cell>
          <table:table-cell table:style-name="Table1.A5" office:value-type="string">
            <text:p text:style-name="P1">Dipendono richieste clien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stile</text:p>
          </table:table-cell>
          <table:table-cell table:style-name="Table1.A5" office:value-type="string">
            <text:p text:style-name="P1">Pagina risultati + ricerca avanzata</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6"/>
          </table:table-cell>
          <table:table-cell table:style-name="Table1.A5" office:value-type="string">
            <text:p text:style-name="P5">Editor elementi stile</text:p>
          </table:table-cell>
          <table:table-cell table:style-name="Table1.A5" office:value-type="string">
            <text:p text:style-name="P5">Deve integrare 3 editor in uno; 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Editor lezioni stile</text:p>
          </table:table-cell>
          <table:table-cell table:style-name="Table1.A5" office:value-type="string">
            <text:p text:style-name="P5">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Player lezioni stile</text:p>
          </table:table-cell>
          <table:table-cell table:style-name="Table1.A5" office:value-type="string">
            <text:p text:style-name="P5"/>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Virtual Classroom stile</text:p>
          </table:table-cell>
          <table:table-cell table:style-name="Table1.A5" office:value-type="string">
            <text:p text:style-name="P5">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1" office:value-type="string">
            <text:p text:style-name="P2"/>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Caricamento element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mio profil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Interfaccia amministrativa</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Notifiche controller</text:p>
          </table:table-cell>
          <table:table-cell table:style-name="Table1.A20" office:value-type="string">
            <text:p text:style-name="P1">Aggiungere campo 'abstract' e aggiornare metodi backend; decidere con Walter come procedere in <text:soft-page-break/>caso di molte not<text:span text:style-name="T1">ifiche: serve un'azione? Sicuramente, c'è un'azione per cancellare e una per impostare come letta, chiamate via ajax, e che partono senza far aspettare l'utente</text:span></text:p>
          </table:table-cell>
          <table:table-cell table:style-name="Table1.A20" office:value-type="string">
            <text:p text:style-name="P2">2</text:p>
          </table:table-cell>
          <table:table-cell table:style-name="Table1.A20" office:value-type="string">
            <text:p text:style-name="P2">3</text:p>
          </table:table-cell>
          <table:table-cell table:style-name="Table1.A20" office:value-type="string">
            <text:p text:style-name="P2"/>
          </table:table-cell>
        </table:table-row>
        <table:table-row>
          <table:table-cell table:style-name="Table1.A20" office:value-type="string">
            <text:p text:style-name="P2"/>
          </table:table-cell>
          <table:table-cell table:style-name="Table1.A20" office:value-type="string">
            <text:p text:style-name="P1">Notifiche JavaScript</text:p>
          </table:table-cell>
          <table:table-cell table:style-name="Table1.A20" office:value-type="string">
            <text:p text:style-name="P1">Il javascript che apre le notifiche; quello che estende una notifica; il javascript che cancella; il javascript che legge; eventualmente, quello che impagina un numero finito di notifiche;</text:p>
          </table:table-cell>
          <table:table-cell table:style-name="Table1.A20" office:value-type="string">
            <text:p text:style-name="P2">5</text:p>
          </table:table-cell>
          <table:table-cell table:style-name="Table1.A20" office:value-type="string">
            <text:p text:style-name="P2">8</text:p>
          </table:table-cell>
          <table:table-cell table:style-name="Table1.A20" office:value-type="string">
            <text:p text:style-name="P2"/>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7</text:p>
          </table:table-cell>
          <table:table-cell table:style-name="Table1.A1" office:value-type="string">
            <text:p text:style-name="P2">9</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gestione tags</text:p>
          </table:table-cell>
          <table:table-cell table:style-name="Table1.A5" office:value-type="string">
            <text:p text:style-name="P1">Come convertire in tags del nostro db la stringa che l'utente inserisce come parametro.</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JavaScript</text:p>
          </table:table-cell>
          <table:table-cell table:style-name="Table1.A5" office:value-type="string">
            <text:p text:style-name="P1">Decidere con Walter in quante fasi fare le ricerche standard / avanza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Registrazione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Statistiche JavaScript per I grafici</text:p>
          </table:table-cell>
          <table:table-cell table:style-name="Table1.A20" office:value-type="string">
            <text:p text:style-name="P1"/>
          </table:table-cell>
          <table:table-cell table:style-name="Table1.A20" office:value-type="string">
            <text:p text:style-name="P2">6</text:p>
          </table:table-cell>
          <table:table-cell table:style-name="Table1.A20" office:value-type="string">
            <text:p text:style-name="P2">10</text:p>
          </table:table-cell>
          <table:table-cell table:style-name="Table1.A20" office:value-type="string">
            <text:p text:style-name="P2"/>
          </table:table-cell>
        </table:table-row>
        <table:table-row>
          <table:table-cell table:style-name="Table1.A1" office:value-type="string">
            <text:p text:style-name="P2">R28</text:p>
          </table:table-cell>
          <table:table-cell table:style-name="Table1.A1" office:value-type="string">
            <text:p text:style-name="P1">Le mie lezion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5</text:p>
          </table:table-cell>
        </table:table-row>
        <table:table-row>
          <table:table-cell table:style-name="Table1.A1" office:value-type="string">
            <text:p text:style-name="P2">R27</text:p>
          </table:table-cell>
          <table:table-cell table:style-name="Table1.A1" office:value-type="string">
            <text:p text:style-name="P1">I miei elementi didattic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5</text:p>
          </table:table-cell>
        </table:table-row>
        <table:table-row>
          <table:table-cell table:style-name="Table1.A5" office:value-type="string">
            <text:p text:style-name="P2"/>
          </table:table-cell>
          <table:table-cell table:style-name="Table1.A5" office:value-type="string">
            <text:p text:style-name="P1">Gestione paginator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Una lezione <text:soft-page-break/>controller dei bottoni</text:p>
          </table:table-cell>
          <table:table-cell table:style-name="Table1.A1" office:value-type="string">
            <text:p text:style-name="P1">Collegamento ad azioni del <text:soft-page-break/>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Lesson viewer JavaScript</text:p>
          </table:table-cell>
          <table:table-cell table:style-name="Table1.A20" office:value-type="string">
            <text:p text:style-name="P1">Deve includere: (1) uno scroll orizzonale, (2) un modo per passare da slide a slide (eventualmente con lo scroller a blocchi);</text:p>
          </table:table-cell>
          <table:table-cell table:style-name="Table1.A20" office:value-type="string">
            <text:p text:style-name="P2">5</text:p>
          </table:table-cell>
          <table:table-cell table:style-name="Table1.A20" office:value-type="string">
            <text:p text:style-name="P2">16</text:p>
          </table:table-cell>
          <table:table-cell table:style-name="Table1.A20"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text:soft-page-break/>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20" office:value-type="string">
            <text:p text:style-name="P2"/>
          </table:table-cell>
          <table:table-cell table:style-name="Table1.A20" office:value-type="string">
            <text:p text:style-name="P1">Editor immagini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
          </table:table-cell>
          <table:table-cell table:style-name="Table1.A5" office:value-type="string">
            <text:p text:style-name="P1">Editor audi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Editor audio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R10</text:p>
          </table:table-cell>
          <table:table-cell table:style-name="Table1.A5" office:value-type="string">
            <text:p text:style-name="P1">Editor vide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24</text:p>
          </table:table-cell>
          <table:table-cell table:style-name="Table1.A1" office:value-type="string">
            <text:p text:style-name="P2">40</text:p>
          </table:table-cell>
          <table:table-cell table:style-name="Table1.A1" office:value-type="string">
            <text:p text:style-name="P2">32</text:p>
          </table:table-cell>
        </table:table-row>
        <table:table-row>
          <table:table-cell table:style-name="Table1.A5" office:value-type="string">
            <text:p text:style-name="P2">R25</text:p>
          </table:table-cell>
          <table:table-cell table:style-name="Table1.A5" office:value-type="string">
            <text:p text:style-name="P1">Riunioni, progettazione, documentazion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64</text:p>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2T09:57:51</dc:date>
    <dc:creator>Morgan Spa</dc:creator>
    <meta:editing-duration>PT2H2M53S</meta:editing-duration>
    <meta:editing-cycles>38</meta:editing-cycles>
    <meta:printed-by>Morgan Spa</meta:printed-by>
    <meta:print-date>2012-10-08T15:38:28</meta:print-date>
    <meta:document-statistic meta:table-count="1" meta:image-count="0" meta:object-count="0" meta:page-count="4" meta:paragraph-count="166" meta:word-count="679" meta:character-count="4090" meta:non-whitespace-character-count="3576"/>
  </office:meta>
</office:document-meta>
</file>